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C0000027B7C124BED713F8F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8.849cm" svg:height="24.407cm" draw:z-index="0"><draw:image xlink:href="Pictures/100000000000021C0000027B7C124BED713F8F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3:07:07.188000000</meta:creation-date>
    <dc:date>2025-09-24T13:07:16.939000000</dc:date>
    <meta:editing-duration>PT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